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 style:master-page-name="">
      <style:table-properties style:width="17.584cm" style:page-number="auto" table:align="left"/>
    </style:style>
    <style:style style:name="Tabla1.A" style:family="table-column">
      <style:table-column-properties style:column-width="2.503cm"/>
    </style:style>
    <style:style style:name="Tabla1.B" style:family="table-column">
      <style:table-column-properties style:column-width="4.09cm"/>
    </style:style>
    <style:style style:name="Tabla1.C" style:family="table-column">
      <style:table-column-properties style:column-width="4.316cm"/>
    </style:style>
    <style:style style:name="Tabla1.D" style:family="table-column">
      <style:table-column-properties style:column-width="3.399cm"/>
    </style:style>
    <style:style style:name="Tabla1.E" style:family="table-column">
      <style:table-column-properties style:column-width="3.276cm"/>
    </style:style>
    <style:style style:name="Tabla1.A1" style:family="table-cell">
      <style:table-cell-properties fo:background-color="#99ff33" fo:padding="0.097cm" fo:border="0.5pt solid #000000">
        <style:background-image/>
      </style:table-cell-properties>
    </style:style>
    <style:style style:name="Tabla1.A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1.E2" style:family="table-cell">
      <style:table-cell-properties fo:background-color="#99ff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none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none" fo:border-top="none" fo:border-bottom="0.5pt solid #000000"/>
    </style:style>
    <style:style style:name="Tabla1.E7" style:family="table-cell">
      <style:table-cell-properties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D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0.5pt solid #000000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none" fo:border-top="none" fo:border-bottom="0.5pt solid #000000"/>
    </style:style>
    <style:style style:name="Tabla1.D10" style:family="table-cell">
      <style:table-cell-properties fo:padding="0.097cm" fo:border-left="0.5pt solid #000000" fo:border-right="none" fo:border-top="none" fo:border-bottom="0.5pt solid #000000"/>
    </style:style>
    <style:style style:name="Tabla1.E10" style:family="table-cell">
      <style:table-cell-properties fo:padding="0.097cm" fo:border-left="0.5pt solid #000000" fo:border-right="0.5pt solid #000000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none" fo:border-top="none" fo:border-bottom="0.5pt solid #000000"/>
    </style:style>
    <style:style style:name="Tabla1.D11" style:family="table-cell">
      <style:table-cell-properties fo:padding="0.097cm" fo:border-left="0.5pt solid #000000" fo:border-right="none" fo:border-top="none" fo:border-bottom="0.5pt solid #000000"/>
    </style:style>
    <style:style style:name="Tabla1.E11" style:family="table-cell">
      <style:table-cell-properties fo:padding="0.097cm" fo:border-left="0.5pt solid #000000" fo:border-right="0.5pt solid #000000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D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82efc" officeooo:paragraph-rsid="00082efc"/>
    </style:style>
    <style:style style:name="P2" style:family="paragraph" style:parent-style-name="Table_20_Contents">
      <style:paragraph-properties fo:text-align="center" style:justify-single-word="false"/>
      <style:text-properties officeooo:rsid="00082efc" officeooo:paragraph-rsid="00083541"/>
    </style:style>
    <style:style style:name="P3" style:family="paragraph" style:parent-style-name="Table_20_Contents">
      <style:paragraph-properties fo:text-align="center" style:justify-single-word="false"/>
      <style:text-properties officeooo:rsid="00083541" officeooo:paragraph-rsid="00083541"/>
    </style:style>
    <style:style style:name="P4" style:family="paragraph" style:parent-style-name="Table_20_Contents">
      <style:paragraph-properties fo:text-align="center" style:justify-single-word="false"/>
      <style:text-properties officeooo:rsid="00083541" officeooo:paragraph-rsid="0008c44c"/>
    </style:style>
    <style:style style:name="P5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officeooo:rsid="00083541" officeooo:paragraph-rsid="00083541"/>
    </style:style>
    <style:style style:name="P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officeooo:rsid="00083541" officeooo:paragraph-rsid="0008c44c"/>
    </style:style>
    <style:style style:name="P7" style:family="paragraph" style:parent-style-name="Table_20_Contents">
      <style:paragraph-properties fo:text-align="end" style:justify-single-word="false"/>
      <style:text-properties officeooo:rsid="0008c44c" officeooo:paragraph-rsid="0008c44c"/>
    </style:style>
    <style:style style:name="P8" style:family="paragraph" style:parent-style-name="Table_20_Contents">
      <style:paragraph-properties fo:text-align="center" style:justify-single-word="false"/>
      <style:text-properties officeooo:rsid="000b0adf" officeooo:paragraph-rsid="000b0adf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8c44c"/>
    </style:style>
    <style:style style:name="T5" style:family="text">
      <style:text-properties officeooo:rsid="0008c44c"/>
    </style:style>
    <style:style style:name="T6" style:family="text">
      <style:text-properties officeooo:rsid="000938be"/>
    </style:style>
    <style:style style:name="T7" style:family="text">
      <style:text-properties officeooo:rsid="000b0adf"/>
    </style:style>
    <style:style style:name="T8" style:family="text">
      <style:text-properties officeooo:rsid="000bf3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">Conversión de octal a decim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Valor octal</text:p>
          </table:table-cell>
          <table:table-cell table:style-name="Tabla1.A2" office:value-type="string">
            <text:p text:style-name="P3">Primera operación</text:p>
          </table:table-cell>
          <table:table-cell table:style-name="Tabla1.A2" office:value-type="string">
            <text:p text:style-name="P3">Segunda operación</text:p>
          </table:table-cell>
          <table:table-cell table:style-name="Tabla1.A2" office:value-type="string">
            <text:p text:style-name="P8">Suma de valores</text:p>
          </table:table-cell>
          <table:table-cell table:style-name="Tabla1.E2" office:value-type="string">
            <text:p text:style-name="P2">Valor decimal</text:p>
          </table:table-cell>
        </table:table-row>
        <table:table-row>
          <table:table-cell table:style-name="Tabla1.A2" office:value-type="string">
            <text:p text:style-name="P1">250<text:span text:style-name="T1">(8</text:span></text:p>
          </table:table-cell>
          <table:table-cell table:style-name="Tabla1.B3" office:value-type="string">
            <text:p text:style-name="P3"><text:span text:style-name="T3">2*8</text:span><text:span text:style-name="T2">2</text:span><text:span text:style-name="T3"> + 5*8</text:span><text:span text:style-name="T2">1</text:span><text:span text:style-name="T3"> + 0*8</text:span><text:span text:style-name="T2">0</text:span></text:p>
          </table:table-cell>
          <table:table-cell table:style-name="Tabla1.C3" office:value-type="string">
            <text:p text:style-name="P5">2*64 + 5*8 + 0*1</text:p>
          </table:table-cell>
          <table:table-cell table:style-name="Tabla1.D3" office:value-type="string">
            <text:p text:style-name="P5">128 + 40 + 0</text:p>
          </table:table-cell>
          <table:table-cell table:style-name="Tabla1.E3" office:value-type="string">
            <text:p text:style-name="P7">168<text:span text:style-name="T1">(10</text:span></text:p>
          </table:table-cell>
        </table:table-row>
        <table:table-row>
          <table:table-cell table:style-name="Tabla1.A2" office:value-type="string">
            <text:p text:style-name="P1">640<text:span text:style-name="T1">(8</text:span></text:p>
          </table:table-cell>
          <table:table-cell table:style-name="Tabla1.B4" office:value-type="string">
            <text:p text:style-name="P4"><text:span text:style-name="T4">6</text:span><text:span text:style-name="T3">*8</text:span><text:span text:style-name="T2">2</text:span><text:span text:style-name="T3"> + </text:span><text:span text:style-name="T4">4</text:span><text:span text:style-name="T3">*8</text:span><text:span text:style-name="T2">1</text:span><text:span text:style-name="T3"> + </text:span><text:span text:style-name="T4">0</text:span><text:span text:style-name="T3">*8</text:span><text:span text:style-name="T2">0</text:span></text:p>
          </table:table-cell>
          <table:table-cell table:style-name="Tabla1.C4" office:value-type="string">
            <text:p text:style-name="P6"><text:span text:style-name="T5">6</text:span>*64 + <text:span text:style-name="T5">4</text:span>*8 + <text:span text:style-name="T5">0</text:span>*1</text:p>
          </table:table-cell>
          <table:table-cell table:style-name="Tabla1.D4" office:value-type="string">
            <text:p text:style-name="P6"><text:span text:style-name="T5">384 + 32 + 0</text:span></text:p>
          </table:table-cell>
          <table:table-cell table:style-name="Tabla1.E4" office:value-type="string">
            <text:p text:style-name="P7">416<text:span text:style-name="T1">(10</text:span></text:p>
          </table:table-cell>
        </table:table-row>
        <table:table-row>
          <table:table-cell table:style-name="Tabla1.A2" office:value-type="string">
            <text:p text:style-name="P1">106<text:span text:style-name="T1">(8</text:span></text:p>
          </table:table-cell>
          <table:table-cell table:style-name="Tabla1.B5" office:value-type="string">
            <text:p text:style-name="P4"><text:span text:style-name="T4">1</text:span><text:span text:style-name="T3">*8</text:span><text:span text:style-name="T2">2</text:span><text:span text:style-name="T3"> + </text:span><text:span text:style-name="T4">0</text:span><text:span text:style-name="T3">*8</text:span><text:span text:style-name="T2">1</text:span><text:span text:style-name="T3"> + </text:span><text:span text:style-name="T4">6</text:span><text:span text:style-name="T3">*8</text:span><text:span text:style-name="T2">0</text:span></text:p>
          </table:table-cell>
          <table:table-cell table:style-name="Tabla1.C5" office:value-type="string">
            <text:p text:style-name="P6"><text:span text:style-name="T5">1</text:span>*64 + <text:span text:style-name="T5">0</text:span>*8 + <text:span text:style-name="T5">6</text:span>*1</text:p>
          </table:table-cell>
          <table:table-cell table:style-name="Tabla1.D5" office:value-type="string">
            <text:p text:style-name="P6"><text:span text:style-name="T8"><text:s text:c="2"/></text:span><text:span text:style-name="T5">64 + </text:span><text:span text:style-name="T8"><text:s text:c="2"/></text:span><text:span text:style-name="T5">0 + 6</text:span></text:p>
          </table:table-cell>
          <table:table-cell table:style-name="Tabla1.E5" office:value-type="string">
            <text:p text:style-name="P7">70<text:span text:style-name="T1">(10</text:span></text:p>
          </table:table-cell>
        </table:table-row>
        <table:table-row>
          <table:table-cell table:style-name="Tabla1.A2" office:value-type="string">
            <text:p text:style-name="P1">713<text:span text:style-name="T1">(8</text:span></text:p>
          </table:table-cell>
          <table:table-cell table:style-name="Tabla1.B6" office:value-type="string">
            <text:p text:style-name="P4"><text:span text:style-name="T4">7</text:span><text:span text:style-name="T3">*8</text:span><text:span text:style-name="T2">2</text:span><text:span text:style-name="T3"> + </text:span><text:span text:style-name="T4">1</text:span><text:span text:style-name="T3">*8</text:span><text:span text:style-name="T2">1</text:span><text:span text:style-name="T3"> + </text:span><text:span text:style-name="T4">3</text:span><text:span text:style-name="T3">*8</text:span><text:span text:style-name="T2">0</text:span></text:p>
          </table:table-cell>
          <table:table-cell table:style-name="Tabla1.C6" office:value-type="string">
            <text:p text:style-name="P6"><text:span text:style-name="T5">7</text:span>*64 + <text:span text:style-name="T5">1</text:span>*8 + <text:span text:style-name="T5">3</text:span>*1</text:p>
          </table:table-cell>
          <table:table-cell table:style-name="Tabla1.D6" office:value-type="string">
            <text:p text:style-name="P6"><text:span text:style-name="T5">448 + </text:span><text:span text:style-name="T8"><text:s text:c="2"/></text:span><text:span text:style-name="T5">8 + 3</text:span></text:p>
          </table:table-cell>
          <table:table-cell table:style-name="Tabla1.E6" office:value-type="string">
            <text:p text:style-name="P7">459<text:span text:style-name="T1">(10</text:span></text:p>
          </table:table-cell>
        </table:table-row>
        <table:table-row>
          <table:table-cell table:style-name="Tabla1.A2" office:value-type="string">
            <text:p text:style-name="P1">752<text:span text:style-name="T1">(8</text:span></text:p>
          </table:table-cell>
          <table:table-cell table:style-name="Tabla1.B7" office:value-type="string">
            <text:p text:style-name="P4"><text:span text:style-name="T4">7</text:span><text:span text:style-name="T3">*8</text:span><text:span text:style-name="T2">2</text:span><text:span text:style-name="T3"> + </text:span><text:span text:style-name="T4">5</text:span><text:span text:style-name="T3">*8</text:span><text:span text:style-name="T2">1</text:span><text:span text:style-name="T3"> + </text:span><text:span text:style-name="T4">2</text:span><text:span text:style-name="T3">*8</text:span><text:span text:style-name="T2">0</text:span></text:p>
          </table:table-cell>
          <table:table-cell table:style-name="Tabla1.C7" office:value-type="string">
            <text:p text:style-name="P6"><text:span text:style-name="T5">7</text:span>*64 + <text:span text:style-name="T5">5</text:span>*8 + <text:span text:style-name="T5">2</text:span>*1</text:p>
          </table:table-cell>
          <table:table-cell table:style-name="Tabla1.D7" office:value-type="string">
            <text:p text:style-name="P6"><text:span text:style-name="T5">448 + 40 + 2</text:span></text:p>
          </table:table-cell>
          <table:table-cell table:style-name="Tabla1.E7" office:value-type="string">
            <text:p text:style-name="P7"><text:span text:style-name="T6">490</text:span><text:span text:style-name="T1">(10</text:span></text:p>
          </table:table-cell>
        </table:table-row>
        <table:table-row>
          <table:table-cell table:style-name="Tabla1.A2" office:value-type="string">
            <text:p text:style-name="P1">561<text:span text:style-name="T1">(8</text:span></text:p>
          </table:table-cell>
          <table:table-cell table:style-name="Tabla1.B8" office:value-type="string">
            <text:p text:style-name="P4"><text:span text:style-name="T4">5</text:span><text:span text:style-name="T3">*8</text:span><text:span text:style-name="T2">2</text:span><text:span text:style-name="T3"> + </text:span><text:span text:style-name="T4">6</text:span><text:span text:style-name="T3">*8</text:span><text:span text:style-name="T2">1</text:span><text:span text:style-name="T3"> + </text:span><text:span text:style-name="T4">1</text:span><text:span text:style-name="T3">*8</text:span><text:span text:style-name="T2">0</text:span></text:p>
          </table:table-cell>
          <table:table-cell table:style-name="Tabla1.C8" office:value-type="string">
            <text:p text:style-name="P6"><text:span text:style-name="T5">5</text:span>*64 + <text:span text:style-name="T5">6</text:span>*8 + <text:span text:style-name="T5">1</text:span>*1</text:p>
          </table:table-cell>
          <table:table-cell table:style-name="Tabla1.D8" office:value-type="string">
            <text:p text:style-name="P6"><text:span text:style-name="T6">320 + 48 + 1</text:span></text:p>
          </table:table-cell>
          <table:table-cell table:style-name="Tabla1.E8" office:value-type="string">
            <text:p text:style-name="P7"><text:span text:style-name="T6">369</text:span><text:span text:style-name="T1">(10</text:span></text:p>
          </table:table-cell>
        </table:table-row>
        <table:table-row>
          <table:table-cell table:style-name="Tabla1.A2" office:value-type="string">
            <text:p text:style-name="P1">311<text:span text:style-name="T1">(8</text:span></text:p>
          </table:table-cell>
          <table:table-cell table:style-name="Tabla1.B9" office:value-type="string">
            <text:p text:style-name="P4"><text:span text:style-name="T4">3</text:span><text:span text:style-name="T3">*8</text:span><text:span text:style-name="T2">2</text:span><text:span text:style-name="T3"> + </text:span><text:span text:style-name="T4">1</text:span><text:span text:style-name="T3">*8</text:span><text:span text:style-name="T2">1</text:span><text:span text:style-name="T3"> + </text:span><text:span text:style-name="T4">1</text:span><text:span text:style-name="T3">*8</text:span><text:span text:style-name="T2">0</text:span></text:p>
          </table:table-cell>
          <table:table-cell table:style-name="Tabla1.C9" office:value-type="string">
            <text:p text:style-name="P6"><text:span text:style-name="T5">3</text:span>*64 + <text:span text:style-name="T5">1</text:span>*8 + <text:span text:style-name="T5">1</text:span>*1</text:p>
          </table:table-cell>
          <table:table-cell table:style-name="Tabla1.D9" office:value-type="string">
            <text:p text:style-name="P6"><text:span text:style-name="T6">192 + </text:span><text:span text:style-name="T8"><text:s text:c="2"/></text:span><text:span text:style-name="T6">8 + 1</text:span></text:p>
          </table:table-cell>
          <table:table-cell table:style-name="Tabla1.E9" office:value-type="string">
            <text:p text:style-name="P7"><text:span text:style-name="T6">201</text:span><text:span text:style-name="T1">(10</text:span></text:p>
          </table:table-cell>
        </table:table-row>
        <table:table-row>
          <table:table-cell table:style-name="Tabla1.A2" office:value-type="string">
            <text:p text:style-name="P1">517<text:span text:style-name="T1">(8</text:span></text:p>
          </table:table-cell>
          <table:table-cell table:style-name="Tabla1.B10" office:value-type="string">
            <text:p text:style-name="P4"><text:span text:style-name="T4">5</text:span><text:span text:style-name="T3">*8</text:span><text:span text:style-name="T2">2</text:span><text:span text:style-name="T3"> + </text:span><text:span text:style-name="T4">1</text:span><text:span text:style-name="T3">*8</text:span><text:span text:style-name="T2">1</text:span><text:span text:style-name="T3"> + </text:span><text:span text:style-name="T4">7</text:span><text:span text:style-name="T3">*8</text:span><text:span text:style-name="T2">0</text:span></text:p>
          </table:table-cell>
          <table:table-cell table:style-name="Tabla1.C10" office:value-type="string">
            <text:p text:style-name="P6"><text:span text:style-name="T5">5</text:span>*64 + <text:span text:style-name="T5">1</text:span>*8 + <text:span text:style-name="T5">7</text:span>*1</text:p>
          </table:table-cell>
          <table:table-cell table:style-name="Tabla1.D10" office:value-type="string">
            <text:p text:style-name="P6"><text:span text:style-name="T6">320 + </text:span><text:span text:style-name="T8"><text:s text:c="2"/></text:span><text:span text:style-name="T6">8 + 7</text:span></text:p>
          </table:table-cell>
          <table:table-cell table:style-name="Tabla1.E10" office:value-type="string">
            <text:p text:style-name="P7"><text:span text:style-name="T6">335</text:span><text:span text:style-name="T1">(10</text:span></text:p>
          </table:table-cell>
        </table:table-row>
        <table:table-row>
          <table:table-cell table:style-name="Tabla1.A2" office:value-type="string">
            <text:p text:style-name="P1">167<text:span text:style-name="T1">(8</text:span></text:p>
          </table:table-cell>
          <table:table-cell table:style-name="Tabla1.B11" office:value-type="string">
            <text:p text:style-name="P4"><text:span text:style-name="T4">1</text:span><text:span text:style-name="T3">*8</text:span><text:span text:style-name="T2">2</text:span><text:span text:style-name="T3"> + </text:span><text:span text:style-name="T4">6</text:span><text:span text:style-name="T3">*8</text:span><text:span text:style-name="T2">1</text:span><text:span text:style-name="T3"> + </text:span><text:span text:style-name="T4">7</text:span><text:span text:style-name="T3">*8</text:span><text:span text:style-name="T2">0</text:span></text:p>
          </table:table-cell>
          <table:table-cell table:style-name="Tabla1.C11" office:value-type="string">
            <text:p text:style-name="P6"><text:span text:style-name="T5">1</text:span>*64 + <text:span text:style-name="T5">6</text:span>*8 + <text:span text:style-name="T5">7</text:span>*1</text:p>
          </table:table-cell>
          <table:table-cell table:style-name="Tabla1.D11" office:value-type="string">
            <text:p text:style-name="P6"><text:span text:style-name="T8"><text:s text:c="2"/></text:span><text:span text:style-name="T6">64 + 48 + 7</text:span></text:p>
          </table:table-cell>
          <table:table-cell table:style-name="Tabla1.E11" office:value-type="string">
            <text:p text:style-name="P7"><text:span text:style-name="T6">119</text:span><text:span text:style-name="T1">(10</text:span></text:p>
          </table:table-cell>
        </table:table-row>
        <table:table-row>
          <table:table-cell table:style-name="Tabla1.A2" office:value-type="string">
            <text:p text:style-name="P1">776<text:span text:style-name="T1">(8</text:span></text:p>
          </table:table-cell>
          <table:table-cell table:style-name="Tabla1.B12" office:value-type="string">
            <text:p text:style-name="P4"><text:span text:style-name="T4">7</text:span><text:span text:style-name="T3">*8</text:span><text:span text:style-name="T2">2</text:span><text:span text:style-name="T3"> + </text:span><text:span text:style-name="T4">7</text:span><text:span text:style-name="T3">*8</text:span><text:span text:style-name="T2">1</text:span><text:span text:style-name="T3"> + </text:span><text:span text:style-name="T4">6</text:span><text:span text:style-name="T3">*8</text:span><text:span text:style-name="T2">0</text:span></text:p>
          </table:table-cell>
          <table:table-cell table:style-name="Tabla1.C12" office:value-type="string">
            <text:p text:style-name="P6"><text:span text:style-name="T5">7</text:span>*64 + <text:span text:style-name="T5">7</text:span>*8 + <text:span text:style-name="T5">6</text:span>*1</text:p>
          </table:table-cell>
          <table:table-cell table:style-name="Tabla1.D12" office:value-type="string">
            <text:p text:style-name="P6"><text:span text:style-name="T6">448 + 56 + 6</text:span></text:p>
          </table:table-cell>
          <table:table-cell table:style-name="Tabla1.E12" office:value-type="string">
            <text:p text:style-name="P7"><text:span text:style-name="T6">510</text:span><text:span text:style-name="T1">(1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1:54:17.075384499</meta:creation-date>
    <dc:date>2022-10-23T12:28:44.216500080</dc:date>
    <meta:editing-duration>PT3M14S</meta:editing-duration>
    <meta:editing-cycles>1</meta:editing-cycles>
    <meta:document-statistic meta:table-count="1" meta:image-count="0" meta:object-count="0" meta:page-count="1" meta:paragraph-count="56" meta:word-count="186" meta:character-count="677" meta:non-whitespace-character-count="535"/>
    <meta:generator>LibreOffice/7.4.1.2$Linux_X86_64 LibreOffice_project/40$Build-2</meta:generator>
  </office:meta>
</office:document-meta>
</file>